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2.007cm" fo:break-before="auto" style:use-optimal-row-height="false"/>
    </style:style>
    <style:style style:name="ro4" style:family="table-row">
      <style:table-row-properties style:row-height="1.545cm" fo:break-before="auto" style:use-optimal-row-height="false"/>
    </style:style>
    <style:style style:name="ro5" style:family="table-row">
      <style:table-row-properties style:row-height="1.909cm" fo:break-before="auto" style:use-optimal-row-height="false"/>
    </style:style>
    <style:style style:name="ro6" style:family="table-row">
      <style:table-row-properties style:row-height="1.776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1.875cm" fo:break-before="auto" style:use-optimal-row-height="false"/>
    </style:style>
    <style:style style:name="ro10" style:family="table-row">
      <style:table-row-properties style:row-height="1.6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2cm solid #000000"/>
    </style:style>
    <style:style style:name="ce13" style:family="table-cell" style:parent-style-name="Default">
      <style:text-properties fo:color="#ff3333" fo:font-size="14pt" style:font-size-asian="14pt" style:font-size-complex="14pt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fcc00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,05</text:p>
          </table:table-cell>
          <table:table-cell table:style-name="Default"/>
          <table:table-cell table:style-name="ce13" office:value-type="string">
            <text:p>ВВОДИТЬ ЗНАЧЕНИЯ ТОЛЬКО В ЗЕЛЕНЫЕ ПОЛЯ!!!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4" office:value-type="string" table:number-columns-spanned="1" table:number-rows-spanned="2">
            <text:p><text:span text:style-name="T2">Расчетное </text:span><text:span text:style-name="T2">значение </text:span><text:span text:style-name="T2">чувствитель-</text:span><text:span text:style-name="T2">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7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9" table:formula="of:=SUM([.B7:.B11])/5" office:value-type="float" office:value="144" table:number-columns-spanned="1" table:number-rows-spanned="5">
            <text:p>144</text:p>
          </table:table-cell>
          <table:table-cell office:value-type="float" office:value="5221">
            <text:p>5221</text:p>
          </table:table-cell>
          <table:table-cell table:style-name="ce9" table:formula="of:=SUM([.D7:.D11])/5" office:value-type="float" office:value="5215" table:number-columns-spanned="1" table:number-rows-spanned="5">
            <text:p>5215</text:p>
          </table:table-cell>
          <table:table-cell table:formula="of:=[.D2]" office:value-type="float" office:value="86.05" table:number-columns-spanned="1" table:number-rows-spanned="5">
            <text:p>86,05</text:p>
          </table:table-cell>
          <table:table-cell table:style-name="ce15" table:formula="of:=([.E7]-[.C7])/[.F7]" office:value-type="float" office:value="58.9308541545613" table:number-columns-spanned="1" table:number-rows-spanned="5">
            <text:p>58,93</text:p>
          </table:table-cell>
          <table:table-cell table:style-name="ce15" table:formula="of:=60.8-[.G7]" office:value-type="float" office:value="1.86914584543869" table:number-columns-spanned="1" table:number-rows-spanned="5">
            <text:p>1,87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covered-table-cell/>
          <table:table-cell office:value-type="float" office:value="5199">
            <text:p>5199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6">
            <text:p>146</text:p>
          </table:table-cell>
          <table:covered-table-cell/>
          <table:table-cell office:value-type="float" office:value="5203">
            <text:p>5203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5">
            <text:p>145</text:p>
          </table:table-cell>
          <table:covered-table-cell/>
          <table:table-cell office:value-type="float" office:value="5238">
            <text:p>523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44">
            <text:p>144</text:p>
          </table:table-cell>
          <table:covered-table-cell/>
          <table:table-cell office:value-type="float" office:value="5214">
            <text:p>5214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6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9" table:formula="of:=SUM([.B17:.B21])/5" office:value-type="float" office:value="163.6" table:number-columns-spanned="1" table:number-rows-spanned="5">
            <text:p>163,6</text:p>
          </table:table-cell>
          <table:table-cell office:value-type="float" office:value="5095">
            <text:p>5095</text:p>
          </table:table-cell>
          <table:table-cell table:style-name="ce9" table:formula="of:=SUM([.D17:.D21])/5" office:value-type="float" office:value="5090.4" table:number-columns-spanned="1" table:number-rows-spanned="5">
            <text:p>5090,4</text:p>
          </table:table-cell>
          <table:table-cell table:formula="of:=[.D2]" office:value-type="float" office:value="86.05" table:number-columns-spanned="1" table:number-rows-spanned="5">
            <text:p>86,05</text:p>
          </table:table-cell>
          <table:table-cell table:style-name="ce15" table:formula="of:=([.E17]-[.C17])/[.F17]" office:value-type="float" office:value="57.2550842533411" table:number-columns-spanned="1" table:number-rows-spanned="5">
            <text:p>57,26</text:p>
          </table:table-cell>
          <table:table-cell table:style-name="ce15" table:formula="of:=60.8-[.G17]" office:value-type="float" office:value="3.54491574665892" table:number-columns-spanned="1" table:number-rows-spanned="5">
            <text:p>3,54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75">
            <text:p>5075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088">
            <text:p>508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84">
            <text:p>5084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110">
            <text:p>511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6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9" table:formula="of:=SUM([.B27:.B31])/5" office:value-type="float" office:value="159.8" table:number-columns-spanned="1" table:number-rows-spanned="5">
            <text:p>159,8</text:p>
          </table:table-cell>
          <table:table-cell office:value-type="float" office:value="4905">
            <text:p>4905</text:p>
          </table:table-cell>
          <table:table-cell table:style-name="ce9" table:formula="of:=SUM([.D27:.D31])/5" office:value-type="float" office:value="4914.2" table:number-columns-spanned="1" table:number-rows-spanned="5">
            <text:p>4914,2</text:p>
          </table:table-cell>
          <table:table-cell table:formula="of:=[.D2]" office:value-type="float" office:value="86.05" table:number-columns-spanned="1" table:number-rows-spanned="5">
            <text:p>86,05</text:p>
          </table:table-cell>
          <table:table-cell table:style-name="ce15" table:formula="of:=([.E27]-[.C27])/[.F27]" office:value-type="float" office:value="55.2515979081929" table:number-columns-spanned="1" table:number-rows-spanned="5">
            <text:p>55,25</text:p>
          </table:table-cell>
          <table:table-cell table:style-name="ce15" table:formula="of:=60.8-[.G27]" office:value-type="float" office:value="5.54840209180709" table:number-columns-spanned="1" table:number-rows-spanned="5">
            <text:p>5,55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13">
            <text:p>4913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4925">
            <text:p>4925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28">
            <text:p>4928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0">
            <text:p>160</text:p>
          </table:table-cell>
          <table:covered-table-cell/>
          <table:table-cell office:value-type="float" office:value="4900">
            <text:p>49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6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9" table:formula="of:=SUM([.B37:.B41])/5" office:value-type="float" office:value="160" table:number-columns-spanned="1" table:number-rows-spanned="5">
            <text:p>160</text:p>
          </table:table-cell>
          <table:table-cell office:value-type="float" office:value="4804">
            <text:p>4804</text:p>
          </table:table-cell>
          <table:table-cell table:style-name="ce9" table:formula="of:=SUM([.D37:.D41])/5" office:value-type="float" office:value="4806.8" table:number-columns-spanned="1" table:number-rows-spanned="5">
            <text:p>4806,8</text:p>
          </table:table-cell>
          <table:table-cell table:formula="of:=[.D2]" office:value-type="float" office:value="86.05" table:number-columns-spanned="1" table:number-rows-spanned="5">
            <text:p>86,05</text:p>
          </table:table-cell>
          <table:table-cell table:style-name="ce15" table:formula="of:=([.E37]-[.C37])/[.F37]" office:value-type="float" office:value="54.0011621150494" table:number-columns-spanned="1" table:number-rows-spanned="5">
            <text:p>54,00</text:p>
          </table:table-cell>
          <table:table-cell table:style-name="ce15" table:formula="of:=60.8-[.G37]" office:value-type="float" office:value="6.7988378849506" table:number-columns-spanned="1" table:number-rows-spanned="5">
            <text:p>6,8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12">
            <text:p>4812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63">
            <text:p>163</text:p>
          </table:table-cell>
          <table:covered-table-cell/>
          <table:table-cell office:value-type="float" office:value="4797">
            <text:p>4797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04">
            <text:p>4804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817">
            <text:p>4817</text:p>
          </table:table-cell>
          <table:covered-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3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.05.2019</text:date>, <text:time>13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05-17T13:28:48.63</dc:date>
    <meta:editing-duration>PT1H13M33S</meta:editing-duration>
    <meta:editing-cycles>3</meta:editing-cycles>
    <meta:generator>OpenOffice/4.1.4$Win32 OpenOffice.org_project/414m5$Build-9788</meta:generator>
    <meta:document-statistic meta:table-count="3" meta:cell-count="111" meta:object-count="0"/>
  </office:meta>
</office:document-meta>
</file>